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'Courier New'" style:font-family-generic="modern"/>
    <style:font-face style:name="FreeSans1" svg:font-family="FreeSans" style:font-family-generic="swiss"/>
    <style:font-face style:name="Lohit Devanagari1" svg:font-family="'Lohit Devanagari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4.8028in" table:align="margins" fo:keep-with-next="always" style:writing-mode="lr-tb"/>
    </style:style>
    <style:style style:name="Tabla3.A" style:family="table-column">
      <style:table-column-properties style:column-width="1.5569in" style:rel-column-width="2242*"/>
    </style:style>
    <style:style style:name="Tabla3.B" style:family="table-column">
      <style:table-column-properties style:column-width="1.5681in" style:rel-column-width="2258*"/>
    </style:style>
    <style:style style:name="Tabla3.C" style:family="table-column">
      <style:table-column-properties style:column-width="1.6778in" style:rel-column-width="2416*"/>
    </style:style>
    <style:style style:name="Tabla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eeeee" fo:padding="0.0382in" fo:border="0.05pt solid #000000">
        <style:background-image/>
      </style:table-cell-properties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B2" style:family="table-cell">
      <style:table-cell-properties fo:padding="0.0382in" fo:border-left="0.05pt solid #000000" fo:border-right="none" fo:border-top="none" fo:border-bottom="0.05pt solid #000000"/>
    </style:style>
    <style:style style:name="Tab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3" style:family="table-cell">
      <style:table-cell-properties fo:padding="0.0382in" fo:border-left="0.05pt solid #000000" fo:border-right="none" fo:border-top="none" fo:border-bottom="0.05pt solid #000000"/>
    </style:style>
    <style:style style:name="Tabla3.B3" style:family="table-cell">
      <style:table-cell-properties fo:padding="0.0382in" fo:border-left="0.05pt solid #000000" fo:border-right="none" fo:border-top="none" fo:border-bottom="0.05pt solid #000000"/>
    </style:style>
    <style:style style:name="Tabla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4" style:family="table-cell">
      <style:table-cell-properties fo:padding="0.0382in" fo:border-left="0.05pt solid #000000" fo:border-right="none" fo:border-top="none" fo:border-bottom="0.05pt solid #000000"/>
    </style:style>
    <style:style style:name="Tabla3.B4" style:family="table-cell">
      <style:table-cell-properties fo:padding="0.0382in" fo:border-left="0.05pt solid #000000" fo:border-right="none" fo:border-top="none" fo:border-bottom="0.05pt solid #000000"/>
    </style:style>
    <style:style style:name="Tabla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4.8028in" table:align="margins" fo:keep-with-next="always" style:writing-mode="lr-tb"/>
    </style:style>
    <style:style style:name="Tabla4.A" style:family="table-column">
      <style:table-column-properties style:column-width="4.3139in" style:rel-column-width="58863*"/>
    </style:style>
    <style:style style:name="Tabla4.B" style:family="table-column">
      <style:table-column-properties style:column-width="0.4889in" style:rel-column-width="6672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="0.05pt solid #000000"/>
    </style:style>
    <style:style style:name="Tabla4.A2" style:family="table-cell">
      <style:table-cell-properties fo:padding="0.0382in" fo:border-left="0.05pt solid #000000" fo:border-right="none" fo:border-top="none" fo:border-bottom="0.05pt solid #000000"/>
    </style:style>
    <style:style style:name="Tab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fo:language="es" fo:country="AR" officeooo:paragraph-rsid="0018039a"/>
    </style:style>
    <style:style style:name="P2" style:family="paragraph" style:parent-style-name="Text_20_body">
      <style:paragraph-properties fo:margin-left="0in" fo:margin-right="0in" fo:margin-top="0in" fo:margin-bottom="0.0835in" style:contextual-spacing="false" fo:text-align="justify" style:justify-single-word="false" fo:orphans="2" fo:widows="2" fo:hyphenation-ladder-count="no-limit" fo:text-indent="0in" style:auto-text-indent="false" style:writing-mode="lr-tb"/>
      <style:text-properties officeooo:paragraph-rsid="001bce8f" fo:hyphenate="true" fo:hyphenation-remain-char-count="2" fo:hyphenation-push-char-count="2"/>
    </style:style>
    <style:style style:name="P3" style:family="paragraph" style:parent-style-name="Text_20_body" style:master-page-name="">
      <style:paragraph-properties fo:margin-left="0in" fo:margin-right="0in" fo:margin-top="0in" fo:margin-bottom="0.0835in" style:contextual-spacing="false" fo:text-align="justify" style:justify-single-word="false" fo:orphans="2" fo:widows="2" fo:hyphenation-ladder-count="no-limit" fo:text-indent="0in" style:auto-text-indent="false" style:page-number="auto" style:writing-mode="lr-tb"/>
      <style:text-properties fo:language="es" fo:country="AR" fo:font-style="normal" officeooo:rsid="0018039a" officeooo:paragraph-rsid="0018039a" style:font-style-asian="normal" style:font-style-complex="normal" fo:hyphenate="true" fo:hyphenation-remain-char-count="2" fo:hyphenation-push-char-count="2"/>
    </style:style>
    <style:style style:name="P4" style:family="paragraph" style:parent-style-name="Table_20_Contents">
      <style:paragraph-properties fo:margin-left="0in" fo:margin-right="0in" fo:text-align="center" style:justify-single-word="false" fo:orphans="2" fo:widows="2" fo:hyphenation-ladder-count="no-limit" fo:text-indent="0in" style:auto-text-indent="false" text:number-lines="false" text:line-number="0" style:writing-mode="lr-tb"/>
      <style:text-properties fo:language="es" fo:country="AR" fo:font-weight="bold" officeooo:rsid="0016c588" officeooo:paragraph-rsid="0016c588" fo:background-color="transparent" style:font-weight-asian="bold" style:font-weight-complex="bold" fo:hyphenate="true" fo:hyphenation-remain-char-count="2" fo:hyphenation-push-char-count="2"/>
    </style:style>
    <style:style style:name="P5" style:family="paragraph" style:parent-style-name="Table_20_Contents">
      <style:paragraph-properties fo:margin-left="0in" fo:margin-right="0in" fo:text-align="center" style:justify-single-word="false" fo:orphans="2" fo:widows="2" fo:hyphenation-ladder-count="no-limit" fo:text-indent="0in" style:auto-text-indent="false" text:number-lines="false" text:line-number="0" style:writing-mode="lr-tb"/>
      <style:text-properties fo:language="es" fo:country="AR" officeooo:rsid="0016c588" officeooo:paragraph-rsid="0016c588" fo:hyphenate="true" fo:hyphenation-remain-char-count="2" fo:hyphenation-push-char-count="2"/>
    </style:style>
    <style:style style:name="P6" style:family="paragraph" style:parent-style-name="Table_20_Contents">
      <style:paragraph-properties fo:margin-left="0in" fo:margin-right="0in" fo:text-align="center" style:justify-single-word="false" fo:orphans="2" fo:widows="2" fo:hyphenation-ladder-count="no-limit" fo:text-indent="0in" style:auto-text-indent="false" text:number-lines="false" text:line-number="0" style:writing-mode="lr-tb"/>
      <style:text-properties fo:language="es" fo:country="AR" fo:hyphenate="true" fo:hyphenation-remain-char-count="2" fo:hyphenation-push-char-count="2"/>
    </style:style>
    <style:style style:name="P7" style:family="paragraph" style:parent-style-name="abstract">
      <style:text-properties fo:language="es" fo:country="AR"/>
    </style:style>
    <style:style style:name="P8" style:family="paragraph" style:parent-style-name="heading1">
      <style:text-properties fo:language="es" fo:country="AR"/>
    </style:style>
    <style:style style:name="P9" style:family="paragraph" style:parent-style-name="heading1">
      <style:text-properties fo:language="es" fo:country="AR" officeooo:paragraph-rsid="0018039a"/>
    </style:style>
    <style:style style:name="P10" style:family="paragraph" style:parent-style-name="heading1">
      <style:paragraph-properties fo:margin-top="0.3598in" fo:margin-bottom="0.1402in" style:contextual-spacing="false"/>
      <style:text-properties fo:language="es" fo:country="AR" officeooo:paragraph-rsid="0016c588"/>
    </style:style>
    <style:style style:name="P11" style:family="paragraph" style:parent-style-name="heading2">
      <style:text-properties fo:language="es" fo:country="AR"/>
    </style:style>
    <style:style style:name="P12" style:family="paragraph" style:parent-style-name="heading2">
      <style:text-properties fo:language="es" fo:country="AR" officeooo:paragraph-rsid="0018039a"/>
    </style:style>
    <style:style style:name="P13" style:family="paragraph" style:parent-style-name="heading2">
      <style:text-properties fo:language="es" fo:country="AR" officeooo:paragraph-rsid="00255709"/>
    </style:style>
    <style:style style:name="P14" style:family="paragraph" style:parent-style-name="Table_20_Contents">
      <style:text-properties fo:language="es" fo:country="AR" officeooo:rsid="0016c588" officeooo:paragraph-rsid="0016c588"/>
    </style:style>
    <style:style style:name="P15" style:family="paragraph" style:parent-style-name="Table_20_Contents">
      <style:text-properties fo:language="es" fo:country="AR" officeooo:rsid="001fa594" officeooo:paragraph-rsid="0016c588"/>
    </style:style>
    <style:style style:name="P16" style:family="paragraph" style:parent-style-name="Table_20_Contents">
      <style:text-properties fo:font-size="8pt" fo:language="es" fo:country="AR" style:font-size-asian="8pt" style:font-size-complex="8pt"/>
    </style:style>
    <style:style style:name="P17" style:family="paragraph" style:parent-style-name="Table_20_Contents">
      <style:text-properties fo:font-size="8pt" fo:language="es" fo:country="AR" officeooo:rsid="0016c588" officeooo:paragraph-rsid="0016c588" style:font-size-asian="8pt" style:font-size-complex="8pt"/>
    </style:style>
    <style:style style:name="P18" style:family="paragraph" style:parent-style-name="author">
      <style:text-properties fo:language="es" fo:country="AR" officeooo:paragraph-rsid="00157588"/>
    </style:style>
    <style:style style:name="P19" style:family="paragraph" style:parent-style-name="address">
      <style:text-properties fo:language="es" fo:country="AR"/>
    </style:style>
    <style:style style:name="P20" style:family="paragraph" style:parent-style-name="email">
      <style:text-properties fo:language="es" fo:country="AR"/>
    </style:style>
    <style:style style:name="P21" style:family="paragraph" style:parent-style-name="Table">
      <style:paragraph-properties fo:text-align="center" style:justify-single-word="false"/>
    </style:style>
    <style:style style:name="P22" style:family="paragraph" style:parent-style-name="Table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itle" style:master-page-name="Standard">
      <style:paragraph-properties fo:margin-left="0in" fo:margin-right="0in" fo:text-indent="0in" style:auto-text-indent="false" style:page-number="auto"/>
      <style:text-properties fo:language="es" fo:country="AR" officeooo:rsid="00157588" officeooo:paragraph-rsid="00157588"/>
    </style:style>
    <style:style style:name="P24" style:family="paragraph" style:parent-style-name="Text_20_body" style:list-style-name="L1">
      <style:text-properties fo:language="es" fo:country="AR" fo:font-style="normal" officeooo:paragraph-rsid="0018039a" style:font-style-asian="normal" style:font-style-complex="normal"/>
    </style:style>
    <style:style style:name="P25" style:family="paragraph" style:parent-style-name="Text_20_body" style:list-style-name="L1">
      <style:text-properties fo:language="es" fo:country="AR" officeooo:paragraph-rsid="0018039a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255709"/>
    </style:style>
    <style:style style:name="P28" style:family="paragraph" style:parent-style-name="Text_20_body" style:list-style-name="L1" style:master-page-name="">
      <style:paragraph-properties style:page-number="auto"/>
      <style:text-properties fo:language="es" fo:country="AR" fo:font-style="normal" officeooo:paragraph-rsid="0018039a" style:font-style-asian="normal" style:font-style-complex="normal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157588"/>
    </style:style>
    <style:style style:name="T3" style:family="text">
      <style:text-properties fo:language="es" fo:country="AR" fo:font-style="normal" officeooo:rsid="001bce8f" style:font-style-asian="normal" style:font-style-complex="normal"/>
    </style:style>
    <style:style style:name="T4" style:family="text">
      <style:text-properties fo:language="es" fo:country="AR" fo:font-style="normal" officeooo:rsid="001da12c" style:font-style-asian="normal" style:font-style-complex="normal"/>
    </style:style>
    <style:style style:name="T5" style:family="text">
      <style:text-properties fo:language="es" fo:country="AR" fo:font-style="normal" officeooo:rsid="001e5e09" style:font-style-asian="normal" style:font-style-complex="normal"/>
    </style:style>
    <style:style style:name="T6" style:family="text">
      <style:text-properties fo:language="es" fo:country="AR" fo:font-style="normal" officeooo:rsid="00247b63" style:font-style-asian="normal" style:font-style-complex="normal"/>
    </style:style>
    <style:style style:name="T7" style:family="text">
      <style:text-properties fo:language="es" fo:country="AR" fo:font-style="normal" officeooo:rsid="002983a5" style:font-style-asian="normal" style:font-style-complex="normal"/>
    </style:style>
    <style:style style:name="T8" style:family="text">
      <style:text-properties fo:language="es" fo:country="AR" fo:font-style="normal" fo:font-weight="bold" officeooo:rsid="0018039a" style:font-style-asian="normal" style:font-weight-asian="bold" style:font-style-complex="normal" style:font-weight-complex="bold"/>
    </style:style>
    <style:style style:name="T9" style:family="text">
      <style:text-properties fo:language="es" fo:country="AR" fo:font-style="normal" fo:font-weight="bold" officeooo:rsid="001bce8f" style:font-style-asian="normal" style:font-weight-asian="bold" style:font-style-complex="normal" style:font-weight-complex="bold"/>
    </style:style>
    <style:style style:name="T10" style:family="text">
      <style:text-properties fo:language="es" fo:country="AR" fo:font-style="normal" fo:font-weight="normal" officeooo:rsid="001bce8f" style:font-style-asian="normal" style:font-weight-asian="normal" style:font-style-complex="normal" style:font-weight-complex="normal"/>
    </style:style>
    <style:style style:name="T11" style:family="text">
      <style:text-properties fo:language="es" fo:country="AR" fo:font-style="normal" fo:font-weight="normal" officeooo:rsid="001da12c" style:font-style-asian="normal" style:font-weight-asian="normal" style:font-style-complex="normal" style:font-weight-complex="normal"/>
    </style:style>
    <style:style style:name="T12" style:family="text">
      <style:text-properties style:text-position="40% 100%" fo:font-size="7pt" style:font-size-asian="7pt"/>
    </style:style>
    <style:style style:name="T13" style:family="text">
      <style:text-properties style:text-position="40% 100%" fo:font-size="7pt" officeooo:rsid="00157588" style:font-size-asian="7pt"/>
    </style:style>
    <style:style style:name="T14" style:family="text">
      <style:text-properties style:text-position="40% 100%" fo:font-size="6pt" style:font-size-asian="6pt"/>
    </style:style>
    <style:style style:name="T15" style:family="text">
      <style:text-properties style:use-window-font-color="true" fo:font-size="9pt" fo:language="es" fo:country="AR" style:text-underline-style="none" style:font-name-asian="Times New Roman" style:font-size-asian="9pt" style:font-name-complex="Courier" style:font-size-complex="10pt"/>
    </style:style>
    <style:style style:name="T16" style:family="text">
      <style:text-properties style:use-window-font-color="true" fo:font-size="9pt" fo:language="es" fo:country="AR" style:text-underline-style="none" officeooo:rsid="00157588" style:font-name-asian="Times New Roman" style:font-size-asian="9pt" style:font-name-complex="Courier" style:font-size-complex="10pt"/>
    </style:style>
    <style:style style:name="T17" style:family="text">
      <style:text-properties style:text-position="50% 100%" fo:font-size="6pt" style:font-size-asian="6pt"/>
    </style:style>
    <style:style style:name="T18" style:family="text">
      <style:text-properties fo:font-weight="bold" style:font-weight-asian="bold"/>
    </style:style>
    <style:style style:name="T19" style:family="text">
      <style:text-properties fo:font-style="italic" officeooo:rsid="0018039a" style:font-style-asian="italic" style:font-style-complex="italic"/>
    </style:style>
    <style:style style:name="T20" style:family="text">
      <style:text-properties fo:font-style="italic" officeooo:rsid="0028167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6c588" style:font-style-asian="italic" style:font-weight-asian="normal" style:font-style-complex="italic" style:font-weight-complex="normal"/>
    </style:style>
    <style:style style:name="T23" style:family="text">
      <style:text-properties officeooo:rsid="00157588"/>
    </style:style>
    <style:style style:name="T24" style:family="text">
      <style:text-properties officeooo:rsid="0016c58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6c588" style:font-weight-asian="normal" style:font-weight-complex="normal"/>
    </style:style>
    <style:style style:name="T27" style:family="text">
      <style:text-properties officeooo:rsid="0018039a"/>
    </style:style>
    <style:style style:name="T28" style:family="text">
      <style:text-properties fo:font-style="normal" officeooo:rsid="0018039a" style:font-style-asian="normal" style:font-style-complex="normal"/>
    </style:style>
    <style:style style:name="T29" style:family="text">
      <style:text-properties officeooo:rsid="0022f9e2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247b63"/>
    </style:style>
    <style:style style:name="T32" style:family="text">
      <style:text-properties officeooo:rsid="00255709"/>
    </style:style>
    <style:style style:name="T33" style:family="text">
      <style:text-properties officeooo:rsid="002983a5"/>
    </style:style>
    <style:style style:name="T34" style:family="text">
      <style:text-properties fo:color="#ff3333" fo:font-weight="normal" style:font-weight-asian="normal" style:font-weight-complex="normal"/>
    </style:style>
    <style:style style:name="T35" style:family="text">
      <style:text-properties fo:color="#ff3333" fo:font-weight="normal" officeooo:rsid="0016c588" style:font-weight-asian="normal" style:font-weight-complex="normal"/>
    </style:style>
    <style:style style:name="T36" style:family="text"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ff3333" fo:font-style="italic" fo:font-weight="normal" officeooo:rsid="0016c588" style:font-style-asian="italic" style:font-weight-asian="normal" style:font-style-complex="italic" style:font-weight-complex="normal"/>
    </style:style>
    <style:style style:name="T38" style:family="text">
      <style:text-properties fo:color="#ff3333" fo:language="es" fo:country="AR" fo:font-style="normal" officeooo:rsid="002983a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3">Título <text:span text:style-name="T24">del Trabajo</text:span></text:p>
      <text:p text:style-name="P18"><text:span text:style-name="T23">Nombre Apellido Primer autor</text:span><text:span text:style-name="T12">1</text:span>, <text:span text:style-name="T23">Nombre Apellido Segundo autor</text:span><text:span text:style-name="T13">2</text:span><text:span text:style-name="T23">, <text:s text:c="19"/>Nombre Apellido Tercer autor</text:span><text:span text:style-name="T13">1</text:span></text:p>
      <text:p text:style-name="P19"><text:span text:style-name="T14">1</text:span> <text:span text:style-name="T23">Institución Primer y Tercer Autores, Dirección,</text:span><text:line-break/><text:span text:style-name="T23">Ciudad, País</text:span></text:p>
      <text:p text:style-name="email"><text:span text:style-name="T1">{</text:span><text:span text:style-name="T2">emailPrimerAutor,emailTercerAutor</text:span><text:span text:style-name="Internet_20_link"><text:span text:style-name="T15">}@</text:span></text:span><text:span text:style-name="Internet_20_link"><text:span text:style-name="T16">email.com</text:span></text:span><text:span text:style-name="T1"><text:line-break/>http://www.s</text:span><text:span text:style-name="T2">itioweb</text:span><text:span text:style-name="T1">.</text:span><text:span text:style-name="T2">org</text:span></text:p>
      <text:p text:style-name="P19"><text:span text:style-name="T17">2</text:span> <text:span text:style-name="T23">Institución Segundo Autor, Dirección</text:span>,<text:line-break/><text:span text:style-name="T23">Ciudad, País</text:span></text:p>
      <text:p text:style-name="P20"><text:span text:style-name="T23">emailSegundoAutor</text:span>@<text:span text:style-name="T23">email.com</text:span></text:p>
      <text:p text:style-name="P7"><text:span text:style-name="T18">Resumen.</text:span> <text:span text:style-name="T24">Resumen del trabajo, de hasta 250 palabras como máximo. Se debe explicar el proyecto en forma resumida, incluyendo instituciones participantes, tipo de actividades realizadas y resultado general obtenido.</text:span></text:p>
      <text:p text:style-name="P10">1 <text:s text:c="2"/><text:span text:style-name="T31">Caracterización General del Proyecto</text:span></text:p>
      <text:p text:style-name="P13">1.<text:span text:style-name="T32">1</text:span> <text:span text:style-name="T27">Instituciones y Empresas Participantes</text:span></text:p>
      <text:list xml:id="list2915409348223410817" text:style-name="L2">
        <text:list-item>
          <text:p text:style-name="P26"><text:span text:style-name="T19">Institución/</text:span><text:span text:style-name="T20">Empresa</text:span><text:span text:style-name="T19"> 1</text:span><text:span text:style-name="T27">: Identificación y antecedentes relevantes de la institución o empresa.</text:span></text:p>
        </text:list-item>
        <text:list-item>
          <text:p text:style-name="P27"><text:span text:style-name="T19">Institución/</text:span><text:span text:style-name="T20">Empresa</text:span><text:span text:style-name="T19"> 2</text:span><text:span text:style-name="T27">: Identificación y antecedentes relevantes de la institución o empresa</text:span>. </text:p>
        </text:list-item>
      </text:list>
      <text:p text:style-name="P13">1.<text:span text:style-name="T32">2</text:span> P<text:span text:style-name="T33">ersonas P</text:span>articipantes <text:span text:style-name="T35">(</text:span><text:span text:style-name="T37">agregar las filas que sean necesarias</text:span><text:span text:style-name="T35">)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">Nombre</text:p>
          </table:table-cell>
          <table:table-cell table:style-name="Tabla3.A1" office:value-type="string">
            <text:p text:style-name="P4">Rol</text:p>
          </table:table-cell>
          <table:table-cell table:style-name="Tabla3.C1" office:value-type="string">
            <text:p text:style-name="P4">Institución</text:p>
          </table:table-cell>
        </table:table-row>
        <table:table-row>
          <table:table-cell table:style-name="Tabla3.A4" office:value-type="string">
            <text:p text:style-name="P17"/>
          </table:table-cell>
          <table:table-cell table:style-name="Tabla3.B2" office:value-type="string">
            <text:p text:style-name="P16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4" office:value-type="string">
            <text:p text:style-name="P16"/>
          </table:table-cell>
          <table:table-cell table:style-name="Tabla3.B3" office:value-type="string">
            <text:p text:style-name="P16"/>
          </table:table-cell>
          <table:table-cell table:style-name="Tabla3.C3" office:value-type="string">
            <text:p text:style-name="P16"/>
          </table:table-cell>
        </table:table-row>
        <table:table-row>
          <table:table-cell table:style-name="Tabla3.A4" office:value-type="string">
            <text:p text:style-name="P16"/>
          </table:table-cell>
          <table:table-cell table:style-name="Tabla3.B4" office:value-type="string">
            <text:p text:style-name="P16"/>
          </table:table-cell>
          <table:table-cell table:style-name="Tabla3.C4" office:value-type="string">
            <text:p text:style-name="P16"/>
          </table:table-cell>
        </table:table-row>
      </table:table>
      <text:p text:style-name="P21"><text:span text:style-name="T30">Tabla </text:span><text:span text:style-name="T30"><text:sequence text:ref-name="refTable0" text:name="Table" text:formula="ooow:Table+1" style:num-format="1">1</text:sequence></text:span><text:span text:style-name="T30">: Listado de participantes del proyecto</text:span></text:p>
      <text:p text:style-name="P11"><text:soft-page-break/>1.<text:span text:style-name="T32">3</text:span> Tipo de <text:span text:style-name="T27">I</text:span>ntera<text:span text:style-name="T29">c</text:span>ción <text:span text:style-name="T34">(</text:span><text:span text:style-name="T36">marcar todos los que correspondan</text:span><text:span text:style-name="T34">)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Colaboración en I+D</text:p>
          </table:table-cell>
          <table:table-cell table:style-name="Tabla4.B1" office:value-type="string">
            <text:p text:style-name="P5">X</text:p>
          </table:table-cell>
        </table:table-row>
        <table:table-row>
          <table:table-cell table:style-name="Tabla4.A2" office:value-type="string">
            <text:p text:style-name="P14"><text:span text:style-name="T29">Asistencia técnica</text:span> de <text:span text:style-name="T29">investigadores a </text:span>empresa<text:span text:style-name="T29">s</text:span></text:p>
          </table:table-cell>
          <table:table-cell table:style-name="Tabla4.B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14">Comercialización de resultados de I+D</text:p>
          </table:table-cell>
          <table:table-cell table:style-name="Tabla4.B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15">Desarrollo de currícula y clases en conjunto</text:p>
          </table:table-cell>
          <table:table-cell table:style-name="Tabla4.B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14">Emprendedorismo (start-up, spin-off)</text:p>
          </table:table-cell>
          <table:table-cell table:style-name="Tabla4.B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14">Otro</text:p>
            <text:p text:style-name="P14">Especificar:</text:p>
          </table:table-cell>
          <table:table-cell table:style-name="Tabla4.B2" office:value-type="string">
            <text:p text:style-name="P6"/>
          </table:table-cell>
        </table:table-row>
      </table:table>
      <text:p text:style-name="P22">Tabla <text:sequence text:ref-name="refTable1" text:name="Table" text:formula="ooow:Table+1" style:num-format="1">2</text:sequence>: Tipo de interacción universidad-empresa</text:p>
      <text:p text:style-name="P8"><text:span text:style-name="T27">2</text:span> <text:s text:c="2"/><text:span text:style-name="T27">Detalles de Ejecución del Proyecto</text:span></text:p>
      <text:p text:style-name="P11">2.1 Objetivos</text:p>
      <text:p text:style-name="P1"><text:span text:style-name="T27">Indicar objetivos del proyecto</text:span>. </text:p>
      <text:p text:style-name="P11">2.<text:span text:style-name="T27">2</text:span> <text:span text:style-name="T27">Actividades Realizadas</text:span></text:p>
      <text:list xml:id="list9055153557851064514" text:style-name="L1">
        <text:list-item>
          <text:p text:style-name="P24"><text:span text:style-name="T19">Actividad 1:</text:span><text:span text:style-name="T27"> Explicar las actividades realizadas por cada parte o en conjunto.</text:span> </text:p>
        </text:list-item>
        <text:list-item>
          <text:p text:style-name="P25"><text:span text:style-name="T19">Actividad 2:</text:span><text:span text:style-name="T28"> Explicar las actividades realizadas por cada parte o en conjunto.</text:span></text:p>
        </text:list-item>
      </text:list>
      <text:p text:style-name="P12">2.<text:span text:style-name="T27">3</text:span> <text:span text:style-name="T27">Origen de los Fondos</text:span></text:p>
      <text:list xml:id="list100115053444499" text:continue-numbering="true" text:style-name="L1">
        <text:list-item>
          <text:p text:style-name="P24"><text:span text:style-name="T19">Fondos de actividad 1:</text:span><text:span text:style-name="T27"> Indicar el origen de los fondos utilizados para realizar la actividad 1.</text:span></text:p>
        </text:list-item>
        <text:list-item>
          <text:p text:style-name="P28"><text:span text:style-name="T19">Fondos de actividad 2:</text:span><text:span text:style-name="T27"> Indicar el origen de los fondos utilizados para realizar la actividad 2.</text:span></text:p>
        </text:list-item>
      </text:list>
      <text:p text:style-name="P9"><text:span text:style-name="T27">3</text:span> <text:s text:c="2"/><text:span text:style-name="T27">Resultados del Proyecto</text:span></text:p>
      <text:p text:style-name="P12"><text:span text:style-name="T27">3</text:span>.1 <text:span text:style-name="T27">Resultados de cada Actividad</text:span></text:p>
      <text:list xml:id="list100115185562994" text:continue-numbering="true" text:style-name="L1">
        <text:list-item>
          <text:p text:style-name="P28"><text:span text:style-name="T19">Resultados de actividad 1:</text:span><text:span text:style-name="T27"> Indicar los resultados obtenidos en la actividad 1.</text:span></text:p>
        </text:list-item>
        <text:list-item>
          <text:p text:style-name="P24"><text:soft-page-break/><text:span text:style-name="T19">Resultados de actividad 2:</text:span><text:span text:style-name="T27"> Indicar los resultados obtenidos en la actividad 2.</text:span></text:p>
        </text:list-item>
      </text:list>
      <text:p text:style-name="P12"><text:span text:style-name="T27">3</text:span>.<text:span text:style-name="T27">2</text:span> <text:span text:style-name="T27">Evaluación de los Resultados y Lecciones Aprendidas</text:span></text:p>
      <text:p text:style-name="P3">Análisis general de los resultados de la experiencia y lecciones aprendidas. Sugerencias de mejora. Propuestas para darle sustentabilidad a proyectos similares.</text:p>
      <text:p text:style-name="P2"><text:span text:style-name="T8">O</text:span><text:span text:style-name="T9">tras instrucciones:</text:span><text:span text:style-name="T10"> </text:span><text:span text:style-name="T11">L</text:span><text:span text:style-name="T3">ongitud máxima de 4 páginas (incluyendo figuras, tablas, anexos </text:span><text:span text:style-name="T4">y referencias bibliográficas</text:span><text:span text:style-name="T3">, si hubiera). </text:span><text:span text:style-name="T6">Debe enviarse en formato</text:span><text:span text:style-name="T4"> PDF. </text:span><text:span text:style-name="T7">Borrar los </text:span><text:span text:style-name="T38">comentarios en rojo</text:span><text:span text:style-name="T7">. </text:span><text:span text:style-name="T5">En caso de dudas, por favor, comunicarse con: </text:span><text:a xlink:type="simple" xlink:href="mailto:jui@47jaiio.sadio.org.ar"><text:span text:style-name="Strong_20_Emphasis"><text:span text:style-name="T25">jui@47jaiio.sadio.org.ar</text:span></text:span></text:a><text:span text:style-name="Strong_20_Emphasis"><text:span text:style-name="T25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'Courier New'" style:font-family-generic="modern"/>
    <style:font-face style:name="FreeSans1" svg:font-family="FreeSans" style:font-family-generic="swiss"/>
    <style:font-face style:name="Lohit Devanagari1" svg:font-family="'Lohit Devanagari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hyphenation-ladder-count="no-limit" fo:text-indent="0.1575in" style:auto-text-indent="false" style:writing-mode="lr-tb"/>
      <style:text-properties style:use-window-font-color="true" style:font-name="TIMES" fo:font-family="TIMES, 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" style:font-family-complex="TIMES, 'Times New Roman'" style:font-family-generic-complex="roman" style:font-pitch-complex="variable" style:font-size-complex="10pt" style:language-complex="hi" style:country-complex="IN" fo:hyphenate="tru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in" fo:margin-right="0in" fo:margin-top="0in" fo:margin-bottom="1.111in" style:contextual-spacing="false" fo:line-height="0.222in" fo:keep-together="always" fo:hyphenation-ladder-count="no-limit" fo:text-indent="0in" style:auto-text-indent="false" fo:break-before="page" fo:keep-with-next="always">
        <style:tab-stops>
          <style:tab-stop style:position="0.1972in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0in" fo:margin-top="0.361in" fo:margin-bottom="0.1945in" style:contextual-spacing="false" fo:line-height="0.1945in" fo:keep-together="always" fo:hyphenation-ladder-count="no-limit" fo:text-indent="0in" style:auto-text-indent="false" fo:keep-with-next="always">
        <style:tab-stops>
          <style:tab-stop style:position="0.3154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3055in" fo:margin-bottom="0.1528in" style:contextual-spacing="false" fo:line-height="0.1665in" fo:keep-together="always" fo:hyphenation-ladder-count="no-limit" fo:text-indent="0in" style:auto-text-indent="false" fo:keep-with-next="always">
        <style:tab-stops>
          <style:tab-stop style:position="0.3543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top="0in" fo:margin-bottom="0.3193in" style:contextual-spacing="false" fo:text-align="center" style:justify-single-word="false" fo:keep-together="always" fo:hyphenation-ladder-count="no-limit" fo:break-before="page" fo:keep-with-next="always">
        <style:tab-stops>
          <style:tab-stop style:position="0.1972in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top="0in" fo:margin-bottom="0.1528in" style:contextual-spacing="false" fo:text-align="center" style:justify-single-word="false"/>
    </style:style>
    <style:style style:name="address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style:font-name="Courier" fo:font-family="Courier, 'Courier New'" style:font-family-generic="modern" fo:font-size="9pt" style:font-size-asian="9pt" style:font-name-complex="Courier" style:font-family-complex="Courier, 'Courier New'" style:font-family-generic-complex="modern"/>
    </style:style>
    <style:style style:name="heading1" style:family="paragraph" style:parent-style-name="Standard" style:next-style-name="p1a">
      <style:paragraph-properties fo:margin-left="0in" fo:margin-right="0in" fo:margin-top="0.3in" fo:margin-bottom="0.1402in" style:contextual-spacing="false" fo:keep-together="always" fo:hyphenation-ladder-count="no-limit" fo:text-indent="0in" style:auto-text-indent="false" fo:keep-with-next="always">
        <style:tab-stops>
          <style:tab-stop style:position="0.3154in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2" style:family="paragraph" style:parent-style-name="Standard" style:next-style-name="p1a" style:master-page-name="">
      <style:paragraph-properties fo:margin-left="0in" fo:margin-right="0in" fo:margin-top="0.1402in" fo:margin-bottom="0.1402in" style:contextual-spacing="false" fo:keep-together="always" fo:hyphenation-ladder-count="no-limit" fo:text-indent="0in" style:auto-text-indent="false" style:page-number="auto" fo:keep-with-next="always">
        <style:tab-stops>
          <style:tab-stop style:position="0.3543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3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.1575in" fo:margin-right="0in" fo:margin-top="0.0835in" fo:margin-bottom="0.0835in" style:contextual-spacing="false" fo:text-align="center" style:justify-single-word="false" fo:text-indent="0.1575in" style:auto-text-indent="false">
        <style:tab-stops>
          <style:tab-stop style:position="4.3311in"/>
        </style:tab-stops>
      </style:paragraph-properties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style:font-size-asian="9pt"/>
    </style:style>
    <style:style style:name="p1a" style:family="paragraph" style:parent-style-name="Standard" style:next-style-name="Standard">
      <style:paragraph-properties fo:margin-left="0in" fo:margin-right="0in" fo:text-indent="0in" style:auto-text-indent="false"/>
    </style:style>
    <style:style style:name="abstract" style:family="paragraph" style:parent-style-name="p1a" style:next-style-name="heading1">
      <style:paragraph-properties fo:margin-left="0.3937in" fo:margin-right="0.3937in" fo:margin-top="0.4165in" fo:margin-bottom="0.0835in" style:contextual-spacing="false" fo:text-indent="0in" style:auto-text-indent="false"/>
      <style:text-properties fo:font-size="9pt" style:font-size-asian="9pt"/>
    </style:style>
    <style:style style:name="referenceitem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Num2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Num3"/>
    <style:style style:name="Numbered_20_Item" style:display-name="Numbered Item" style:family="paragraph" style:parent-style-name="Item" style:list-style-name="WW8Num4"/>
    <style:style style:name="Footnote" style:family="paragraph" style:parent-style-name="Standard" style:class="extra">
      <style:paragraph-properties fo:margin-left="0.1181in" fo:margin-right="0in" fo:line-height="0.1528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programcode" style:family="paragraph" style:parent-style-name="Standard">
      <style:paragraph-properties fo:margin-left="0.1575in" fo:margin-right="0in" fo:margin-top="0.0835in" fo:margin-bottom="0.0835in" style:contextual-spacing="false" fo:text-align="start" style:justify-single-word="false" fo:text-indent="0in" style:auto-text-indent="false">
        <style:tab-stops>
          <style:tab-stop style:position="0.9453in"/>
          <style:tab-stop style:position="1.0634in"/>
          <style:tab-stop style:position="1.1811in"/>
          <style:tab-stop style:position="1.2992in"/>
          <style:tab-stop style:position="1.4173in"/>
          <style:tab-stop style:position="1.5354in"/>
          <style:tab-stop style:position="1.6535in"/>
          <style:tab-stop style:position="1.772in"/>
        </style:tab-stops>
      </style:paragraph-properties>
      <style:text-properties style:font-name="Courier" fo:font-family="Courier, 'Courier New'" style:font-family-generic="modern" style:font-name-complex="Courier" style:font-family-complex="Courier, 'Courier New'" style:font-family-generic-complex="modern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Beschriftung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/>
    </style:style>
    <style:style style:name="heading4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Body_20_Text_20_2" style:display-name="Body Text 2" style:family="paragraph" style:parent-style-name="Standard"/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_20__28_user_29_" style:display-name="Quotations (user)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" style:family="paragraph" style:parent-style-name="Caption" style:class="extra">
      <style:text-properties fo:font-size="8pt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ootnote_20_Characters" style:display-name="Footnote Characters" style:family="text" style:parent-style-name="Absatz-Standardschriftart">
      <style:text-properties style:text-position="0% 100%" fo:font-size="6pt" style:font-size-asian="6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WW-Endnote_20_Characters" style:display-name="WW-Endnote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0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 text:start-value="0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 text:start-value="0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1575in" fo:margin-left="0.1575in"/>
        </style:list-level-properties>
      </text:list-level-style-number>
      <text:list-level-style-number text:level="2" text:style-name="WW8Num2z1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pre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pre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pre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pre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pre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1575in" fo:margin-left="0.1575in"/>
        </style:list-level-properties>
      </text:list-level-style-number>
      <text:list-level-style-number text:level="2" text:style-name="WW8Num3z1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pre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pre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pre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pre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pre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27in" fo:margin-right="1.7327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cture Notes in Computer Science:</dc:title>
    <meta:initial-creator>foobar</meta:initial-creator>
    <meta:creation-date>2001-09-27T05:51:00</meta:creation-date>
    <dc:creator>Ricardo Medel</dc:creator>
    <dc:date>2017-12-26T10:01:13.083925500</dc:date>
    <meta:print-date>2001-10-01T12:05:00</meta:print-date>
    <meta:editing-cycles>27</meta:editing-cycles>
    <meta:editing-duration>P11DT7H24M38S</meta:editing-duration>
    <meta:generator>LibreOffice/4.2.8.2$Linux_X86_64 LibreOffice_project/420m0$Build-2</meta:generator>
    <meta:document-statistic meta:table-count="2" meta:image-count="0" meta:object-count="0" meta:page-count="3" meta:paragraph-count="42" meta:word-count="337" meta:character-count="2438" meta:non-whitespace-character-count="2122"/>
  </office:meta>
</office:document-meta>
</file>